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line draw:style-name="gr1" draw:text-style-name="P1" draw:layer="layout" svg:x1="7.4cm" svg:y1="13cm" svg:x2="21.8cm" svg:y2="13cm">
          <text:p/>
        </draw:line>
        <draw:line draw:style-name="gr1" draw:text-style-name="P1" draw:layer="layout" svg:x1="14.2cm" svg:y1="15.4cm" svg:x2="14.2cm" svg:y2="3.4cm">
          <text:p/>
        </draw:line>
        <draw:path draw:style-name="gr1" draw:text-style-name="P1" draw:layer="layout" svg:width="13.406cm" svg:height="4.662cm" draw:transform="skewX (5.9582951443526E-017) rotate (0.785398163397448) translate (11.2220602347418cm 10.5300602347418cm)" svg:viewBox="0 0 13407 4663" svg:d="m0 540c672 75 1271-291 1905-451 627-158 1273-129 1940 277 541 329 1108 647 1178 1317 73 697 381 1423 35 2044-573 1030 814 895 1213 866 644-45 1296 149 1940 0 719-166 1486-53 2183-312 700-259 1434-132 2147-276l555 139 311 450v69">
          <text:p/>
        </draw:path>
        <draw:line draw:style-name="gr1" draw:text-style-name="P1" draw:layer="layout" svg:x1="19.4cm" svg:y1="6.8cm" svg:x2="19.4cm" svg:y2="13.4cm">
          <text:p/>
        </draw:line>
        <draw:line draw:style-name="gr2" draw:text-style-name="P1" draw:layer="layout" svg:x1="20cm" svg:y1="6.8cm" svg:x2="20cm" svg:y2="13.4cm">
          <text:p/>
        </draw:line>
        <draw:frame draw:style-name="gr3" draw:layer="layout" svg:width="0.815cm" svg:height="0.963cm" svg:x="18.8cm" svg:y="13.8cm">
          <draw:text-box>
            <text:p>x</text:p>
          </draw:text-box>
        </draw:frame>
        <draw:frame draw:style-name="gr3" draw:layer="layout" svg:width="1.852cm" svg:height="0.963cm" svg:x="19.7cm" svg:y="13.9cm">
          <draw:text-box>
            <text:p>x+dx</text:p>
          </draw:text-box>
        </draw:frame>
        <draw:frame draw:style-name="gr3" draw:layer="layout" svg:width="2.454cm" svg:height="0.963cm" svg:x="20cm" svg:y="8cm">
          <draw:text-box>
            <text:p>f(x+dx)</text:p>
          </draw:text-box>
        </draw:frame>
        <draw:frame draw:style-name="gr3" draw:layer="layout" svg:width="1.416cm" svg:height="0.963cm" svg:x="18cm" svg:y="8.037cm">
          <draw:text-box>
            <text:p>f(x)</text:p>
          </draw:text-box>
        </draw:frame>
        <draw:line draw:style-name="gr1" draw:text-style-name="P1" draw:layer="layout" svg:x1="19cm" svg:y1="9.2cm" svg:x2="20cm" svg:y2="8.4cm">
          <text:p/>
        </draw:line>
        <draw:line draw:style-name="gr1" draw:text-style-name="P1" draw:layer="layout" svg:x1="17.2cm" svg:y1="6.6cm" svg:x2="17.2cm" svg:y2="13.2cm">
          <text:p/>
        </draw:line>
        <draw:line draw:style-name="gr1" draw:text-style-name="P1" draw:layer="layout" svg:x1="17cm" svg:y1="8.8cm" svg:x2="20.2cm" svg:y2="12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5T14:41:46.79</meta:creation-date>
    <dc:date>2012-12-05T16:08:01.28</dc:date>
    <meta:editing-duration>PT1H11M4S</meta:editing-duration>
    <meta:editing-cycles>1</meta:editing-cycles>
    <meta:document-statistic meta:object-count="35"/>
    <meta:generator>LibreOffice/3.6$Windows_x86 LibreOffice_project/e29a214-2bbed72-0621de6-a97528c-8f066d</meta:generator>
  </office:meta>
</office:document-meta>
</file>